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svg:stroke-opacity="100%" draw:fill-color="#bbd7f4" draw:opacity="50%" draw:opacity-name="" draw:textarea-horizontal-align="justify" draw:textarea-vertical-align="top" draw:auto-grow-height="false" fo:min-height="14.228cm" fo:min-width="16.01cm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8.391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19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Fine_20_Dashed" svg:stroke-color="#000000" svg:stroke-opacity="100%" draw:fill-color="#bbd7f4" draw:opacity="50%" draw:opacity-name="" draw:textarea-horizontal-align="justify" draw:textarea-vertical-align="top" draw:auto-grow-height="false" fo:min-height="4.449cm" fo:min-width="15.756cm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4.707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bbd7f4" draw:opacity="50%"/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1cm" svg:height="14.478cm" svg:x="2.524cm" svg:y="12.43cm">
          <text:p text:style-name="P1"><text:span text:style-name="T1">Application bound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2.573cm" svg:height="2.413cm" svg:x="4.556cm" svg:y="17.383cm">
          <text:p text:style-name="P3">RabbitM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4.699cm" svg:height="2.54cm" svg:x="8.493cm" svg:y="21.32cm">
          <text:p text:style-name="P3"><text:span text:style-name="T1">Client application</text:span></text:p>
          <text:p text:style-name="P3"><text:span text:style-name="T1">client.j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843cm" svg:y1="19.796cm" svg:x2="10.842cm" svg:y2="21.32cm" draw:start-shape="id1" draw:start-glue-point="8" draw:end-shape="id2" draw:end-glue-point="0" svg:d="M10843 19796v762h-1v762" svg:viewBox="0 0 2 1525">
          <text:p/>
        </draw:connector>
        <draw:custom-shape draw:style-name="gr3" draw:text-style-name="P4" xml:id="id3" draw:id="id3" draw:layer="layout" svg:width="4.699cm" svg:height="2.54cm" svg:x="4.556cm" svg:y="13.573cm">
          <text:p text:style-name="P3"><text:span text:style-name="T1">Javabank Adapter</text:span></text:p>
          <text:p text:style-name="P3"><text:span text:style-name="T1">adapter.p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699cm" svg:height="2.54cm" svg:x="11.668cm" svg:y="13.446cm">
          <text:p text:style-name="P3"><text:span text:style-name="T1">Nodebank Adapter</text:span></text:p>
          <text:p text:style-name="P3"><text:span text:style-name="T1">adapter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397cm" svg:y1="17.736cm" svg:x2="6.905cm" svg:y2="16.113cm" draw:start-shape="id1" draw:start-glue-point="5" draw:end-shape="id3" draw:end-glue-point="2" svg:d="M6397 17736v-988h508v-635" svg:viewBox="0 0 509 1624">
          <text:p/>
        </draw:connector>
        <draw:connector draw:style-name="gr4" draw:text-style-name="P3" draw:layer="layout" svg:x1="15.288cm" svg:y1="17.736cm" svg:x2="14.017cm" svg:y2="15.986cm" draw:start-shape="id1" draw:start-glue-point="11" draw:end-shape="id4" draw:end-glue-point="2" svg:d="M15288 17736v-1052h-1271v-698" svg:viewBox="0 0 1272 1751">
          <text:p/>
        </draw:connector>
        <draw:custom-shape draw:style-name="gr5" draw:text-style-name="P3" draw:layer="layout" svg:width="0.127cm" svg:height="0.127cm" svg:x="19.542cm" svg:y="22.2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256cm" svg:height="4.699cm" svg:x="2.524cm" svg:y="5.826cm">
          <text:p text:style-name="P1"><text:span text:style-name="T1">External(NOT) bank servic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5.207cm" svg:height="1.905cm" svg:x="4.556cm" svg:y="7.35cm">
          <text:p text:style-name="P3">JavaBank</text:p>
          <text:p text:style-name="P3">Javabank/pom.xml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5.207cm" svg:height="1.905cm" svg:x="11.795cm" svg:y="7.35cm">
          <text:p text:style-name="P3">Nodebank</text:p>
          <text:p text:style-name="P3">Banks/nordea.j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4.017cm" svg:y1="13.446cm" svg:x2="14.398cm" svg:y2="9.255cm" draw:start-shape="id4" draw:start-glue-point="0" draw:end-shape="id5" draw:end-glue-point="2" svg:d="M14017 13446v-2096h381v-2095" svg:viewBox="0 0 382 4192">
          <text:p text:style-name="P3">JSON</text:p>
        </draw:connector>
        <draw:connector draw:style-name="gr8" draw:text-style-name="P3" draw:layer="layout" svg:x1="6.905cm" svg:y1="13.573cm" svg:x2="7.159cm" svg:y2="9.255cm" draw:start-shape="id3" draw:start-glue-point="0" draw:end-shape="id6" draw:end-glue-point="2" svg:d="M6905 13573v-2159h254v-2159" svg:viewBox="0 0 255 4319">
          <text:p text:style-name="P3">XM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1:59:41.981527327</meta:creation-date>
    <dc:date>2019-11-12T22:05:38.855905469</dc:date>
    <meta:editing-duration>PT5M57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